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135fc7" officeooo:paragraph-rsid="00135fc7"/>
    </style:style>
    <style:style style:name="T1" style:family="text">
      <style:text-properties officeooo:rsid="001517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q.Frequency=[10] <text:s text:c="17"/>// field frequency, 1x1 real</text:p>
      <text:p text:style-name="P1">flq.Order=[0] <text:s text:c="21"/>// order of photon process, 1x1, int</text:p>
      <text:p text:style-name="P1">flq.Amplitude=[1,1] <text:s text:c="15"/>// AC amplitude, 1x1 / 1x2 / 1x3, real</text:p>
      <text:p text:style-name="P1">flq.Phase=[0,%pi/2] <text:s text:c="19"/>// AC phase 1x1 / 1x2 / 1x3, real</text:p>
      <text:p text:style-name="P1"/>
      <text:p text:style-name="P1">============= PiLib Variable =============</text:p>
      <text:p text:style-name="P1">flq.state_info, @full, [state_label, order, site, <text:span text:style-name="T1">identifier</text:span>, l, SubOrb]</text:p>
      <text:p text:style-name="P1">ORDER= <text:s text:c="3"/>0, SIZE=[ <text:s text:c="3"/>2, <text:s text:c="3"/>6], TYPE=INTEGER</text:p>
      <text:p text:style-name="P1"/>
      <text:p text:style-name="P1"><text:s text:c="7"/>1 <text:s text:c="6"/>2 <text:s text:c="6"/>3 <text:s text:c="6"/>4 <text:s text:c="6"/>5 <text:s text:c="6"/>6</text:p>
      <text:p text:style-name="P1"/>
      <text:p text:style-name="P1"><text:s text:c="7"/>1 <text:s text:c="6"/>0 <text:s text:c="6"/>1 <text:s text:c="6"/>1 <text:s text:c="6"/>1 <text:s text:c="6"/>5</text:p>
      <text:p text:style-name="P1"><text:s text:c="7"/>2 <text:s text:c="6"/>0 <text:s text:c="6"/>2 <text:s text:c="6"/>1 <text:s text:c="6"/>1 <text:s text:c="6"/>5</text:p>
      <text:p text:style-name="P1"/>
      <text:p text:style-name="P1">============= PiLib Variable =============</text:p>
      <text:p text:style-name="P1">flq.H_onsite(1), @t-sp, Floquet H_onsite of order 0</text:p>
      <text:p text:style-name="P1">ORDER= <text:s text:c="3"/>0, SIZE=[ <text:s text:c="3"/>1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/>
      <text:p text:style-name="P1">============= PiLib Variable =============</text:p>
      <text:p text:style-name="P1">flq.hop_size, @full, size of flq.hop_mat [order+1,sublatt,hop_mat_size]</text:p>
      <text:p text:style-name="P1">ORDER= <text:s text:c="3"/>0, SIZE=[ <text:s text:c="3"/>2, <text:s text:c="3"/>5], TYPE=INTEGER</text:p>
      <text:p text:style-name="P1"/>
      <text:p text:style-name="P1"><text:s text:c="7"/>1 <text:s text:c="6"/>2 <text:s text:c="6"/>3 <text:s text:c="6"/>4 <text:s text:c="6"/>5</text:p>
      <text:p text:style-name="P1"/>
      <text:p text:style-name="P1"><text:s text:c="7"/>1 <text:s text:c="6"/>1 <text:s text:c="6"/>2 <text:s text:c="6"/>2 <text:s text:c="6"/>9</text:p>
      <text:p text:style-name="P1"><text:s text:c="7"/>1 <text:s text:c="6"/>2 <text:s text:c="6"/>2 <text:s text:c="6"/>2 <text:s text:c="6"/>9</text:p>
      <text:p text:style-name="P1"/>
      <text:p text:style-name="P1">============= PiLib Variable =============</text:p>
      <text:p text:style-name="P1">flq.hop_mat(1)(1)(:,:,1), @a-sp, Floquet hop_mat(1)(:,:,1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1 <text:s text:c="6"/>2 <text:s text:c="3"/>0.719622 <text:s/>0.000000</text:p>
      <text:p text:style-name="P1"/>
      <text:p text:style-name="P1">============= PiLib Variable =============</text:p>
      <text:p text:style-name="P1">flq.hop_mat(1)(1)(:,:,2), @a-sp, Floquet hop_mat(1)(:,:,2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oft-page-break/><text:s text:c="7"/>2 <text:s text:c="6"/>2 <text:s text:c="3"/>0.000000 <text:s/>0.000000</text:p>
      <text:p text:style-name="P1"><text:s text:c="7"/>1 <text:s text:c="6"/>2 <text:s text:c="3"/>0.719622 <text:s/>0.000000</text:p>
      <text:p text:style-name="P1"/>
      <text:p text:style-name="P1">============= PiLib Variable =============</text:p>
      <text:p text:style-name="P1">flq.hop_mat(1)(1)(:,:,3), @a-sp, Floquet hop_mat(1)(:,:,3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1 <text:s text:c="6"/>2 <text:s text:c="3"/>0.719622 <text:s/>0.000000</text:p>
      <text:p text:style-name="P1"/>
      <text:p text:style-name="P1">============= PiLib Variable =============</text:p>
      <text:p text:style-name="P1">flq.hop_mat(1)(1)(:,:,4), @a-sp, Floquet hop_mat(1)(:,:,4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1 <text:s text:c="6"/>1 <text:s text:c="3"/>0.000000 <text:s/>0.027876</text:p>
      <text:p text:style-name="P1"/>
      <text:p text:style-name="P1">============= PiLib Variable =============</text:p>
      <text:p text:style-name="P1">flq.hop_mat(1)(1)(:,:,5), @a-sp, Floquet hop_mat(1)(:,:,5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1 <text:s text:c="6"/>1 <text:s text:c="3"/>0.000000 -0.027876</text:p>
      <text:p text:style-name="P1"/>
      <text:p text:style-name="P1">============= PiLib Variable =============</text:p>
      <text:p text:style-name="P1">flq.hop_mat(1)(1)(:,:,6), @a-sp, Floquet hop_mat(1)(:,:,6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1 <text:s text:c="6"/>1 <text:s text:c="3"/>0.000000 -0.027876</text:p>
      <text:p text:style-name="P1"/>
      <text:p text:style-name="P1">============= PiLib Variable =============</text:p>
      <text:p text:style-name="P1">flq.hop_mat(1)(1)(:,:,7), @a-sp, Floquet hop_mat(1)(:,:,7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oft-page-break/><text:s text:c="7"/>1 <text:s text:c="6"/>1 <text:s text:c="3"/>0.000000 <text:s/>0.027876</text:p>
      <text:p text:style-name="P1"/>
      <text:p text:style-name="P1">============= PiLib Variable =============</text:p>
      <text:p text:style-name="P1">flq.hop_mat(1)(1)(:,:,8), @a-sp, Floquet hop_mat(1)(:,:,8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1 <text:s text:c="6"/>1 <text:s text:c="3"/>0.000000 <text:s/>0.027876</text:p>
      <text:p text:style-name="P1"/>
      <text:p text:style-name="P1">============= PiLib Variable =============</text:p>
      <text:p text:style-name="P1">flq.hop_mat(1)(1)(:,:,9), @a-sp, Floquet hop_mat(1)(:,:,9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1 <text:s text:c="6"/>1 <text:s text:c="3"/>0.000000 -0.027876</text:p>
      <text:p text:style-name="P1"/>
      <text:p text:style-name="P1">============= PiLib Variable =============</text:p>
      <text:p text:style-name="P1">flq.hop_mat(1)(2)(:,:,1), @a-sp, Floquet hop_mat(2)(:,:,1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2 <text:s text:c="6"/>1 <text:s text:c="3"/>0.719622 <text:s/>0.000000</text:p>
      <text:p text:style-name="P1"/>
      <text:p text:style-name="P1">============= PiLib Variable =============</text:p>
      <text:p text:style-name="P1">flq.hop_mat(1)(2)(:,:,2), @a-sp, Floquet hop_mat(2)(:,:,2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2 <text:s text:c="6"/>1 <text:s text:c="3"/>0.719622 <text:s/>0.000000</text:p>
      <text:p text:style-name="P1"/>
      <text:p text:style-name="P1">============= PiLib Variable =============</text:p>
      <text:p text:style-name="P1">flq.hop_mat(1)(2)(:,:,3), @a-sp, Floquet hop_mat(2)(:,:,3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2 <text:s text:c="6"/>1 <text:s text:c="3"/>0.719622 <text:s/>0.000000</text:p>
      <text:p text:style-name="P1"><text:soft-page-break/></text:p>
      <text:p text:style-name="P1">============= PiLib Variable =============</text:p>
      <text:p text:style-name="P1">flq.hop_mat(1)(2)(:,:,4), @a-sp, Floquet hop_mat(2)(:,:,4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2 <text:s text:c="6"/>2 <text:s text:c="3"/>0.000000 -0.027876</text:p>
      <text:p text:style-name="P1"/>
      <text:p text:style-name="P1">============= PiLib Variable =============</text:p>
      <text:p text:style-name="P1">flq.hop_mat(1)(2)(:,:,5), @a-sp, Floquet hop_mat(2)(:,:,5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2 <text:s text:c="6"/>2 <text:s text:c="3"/>0.000000 <text:s/>0.027876</text:p>
      <text:p text:style-name="P1"/>
      <text:p text:style-name="P1">============= PiLib Variable =============</text:p>
      <text:p text:style-name="P1">flq.hop_mat(1)(2)(:,:,6), @a-sp, Floquet hop_mat(2)(:,:,6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2 <text:s text:c="6"/>2 <text:s text:c="3"/>0.000000 <text:s/>0.027876</text:p>
      <text:p text:style-name="P1"/>
      <text:p text:style-name="P1">============= PiLib Variable =============</text:p>
      <text:p text:style-name="P1">flq.hop_mat(1)(2)(:,:,7), @a-sp, Floquet hop_mat(2)(:,:,7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2 <text:s text:c="6"/>2 <text:s text:c="3"/>0.000000 -0.027876</text:p>
      <text:p text:style-name="P1"/>
      <text:p text:style-name="P1">============= PiLib Variable =============</text:p>
      <text:p text:style-name="P1">flq.hop_mat(1)(2)(:,:,8), @a-sp, Floquet hop_mat(2)(:,:,8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2 <text:s text:c="6"/>2 <text:s text:c="3"/>0.000000 -0.027876</text:p>
      <text:p text:style-name="P1"/>
      <text:p text:style-name="P1"><text:soft-page-break/>============= PiLib Variable =============</text:p>
      <text:p text:style-name="P1">flq.hop_mat(1)(2)(:,:,9), @a-sp, Floquet hop_mat(2)(:,:,9) of order 0</text:p>
      <text:p text:style-name="P1">ORDER= <text:s text:c="3"/>0, SIZE=[ <text:s text:c="3"/>2, <text:s text:c="3"/>3], TYPE=SPARSE</text:p>
      <text:p text:style-name="P1"/>
      <text:p text:style-name="P1"><text:s text:c="7"/>1 <text:s text:c="6"/>2 <text:s text:c="20"/>3</text:p>
      <text:p text:style-name="P1"/>
      <text:p text:style-name="P1"><text:s text:c="7"/>2 <text:s text:c="6"/>2 <text:s text:c="3"/>0.000000 <text:s/>0.000000</text:p>
      <text:p text:style-name="P1"><text:s text:c="7"/>2 <text:s text:c="6"/>2 <text:s text:c="3"/>0.000000 <text:s/>0.02787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2:42:18.988000000</meta:creation-date>
    <dc:date>2014-09-28T23:44:14.348000000</dc:date>
    <meta:editing-duration>PT1H1M4S</meta:editing-duration>
    <meta:editing-cycles>3</meta:editing-cycles>
    <meta:generator>LibreOffice/4.1.5.3$Windows_x86 LibreOffice_project/1c1366bba2ba2b554cd2ca4d87c06da81c05d24</meta:generator>
    <meta:document-statistic meta:table-count="0" meta:image-count="0" meta:object-count="0" meta:page-count="5" meta:paragraph-count="129" meta:word-count="629" meta:character-count="5916" meta:non-whitespace-character-count="3701"/>
  </office:meta>
</office:document-meta>
</file>